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officeooo:rsid="001fbcd8" officeooo:paragraph-rsid="001fbcd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language="ru" fo:country="RU" officeooo:rsid="001fbcd8" officeooo:paragraph-rsid="001fbcd8" style:font-size-asian="12.25pt" style:font-size-complex="14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мператор Николай 1<text:span text:style-name="T1">(1825-1855)</text:span> и его консервативно охранительная система</text:p>
      <text:p text:style-name="P1"/>
      <text:p text:style-name="P2">Указ «об обязаны крестьянах»</text:p>
      <text:p text:style-name="P2">личное освобождение при условии сохранения повинностей за землю 1842</text:p>
      <text:p text:style-name="P2"/>
      <text:p text:style-name="P2">не смотря на серьёзность мероприятия об ограничения крепостного права Николай 1 его не поколебал. <text:s/>Но собственно говоря это было сделать невозможно в рамках созданной им консервативно охранительной системы </text:p>
      <text:p text:style-name="P2">он смог несколько улучшить положение крестьян</text:p>
      <text:p text:style-name="P2"/>
      <text:p text:style-name="P2">укрепление рубля путём приращение емисии</text:p>
      <text:p text:style-name="P2">Е.Ф.Канкрин</text:p>
      <text:p text:style-name="P2">Причины:</text:p>
      <text:p text:style-name="P2">революция в Европе 1848-1849</text:p>
      <text:p text:style-name="P2">восстание в России</text:p>
      <text:p text:style-name="P2">=========</text:p>
      <text:p text:style-name="P2">создание цензурного коммитета</text:p>
      <text:p text:style-name="P2">усиление репрессий </text:p>
      <text:p text:style-name="P2"/>
      <text:p text:style-name="P2">но несмотря на неудачи в 1 очередь крепостных производственных отношение система Николая была жизнеспособна!!!</text:p>
      <text:p text:style-name="P2"/>
      <text:p text:style-name="P2">выводы:</text:p>
      <text:p text:style-name="P2">консервативно охранительную систему существование российской империи </text:p>
      <text:p text:style-name="P2">главный побудитель и мотив золения — патологический страх революции</text:p>
      <text:p text:style-name="P2">система не перспективна ибо не поколебала крепостнические устои </text:p>
      <text:p text:style-name="P2">как следствие — к концу царства Николая 1 рассияская империя впала в глубокий экономичиский, социальный и духовный кризис резко усугублённый позорным порожением в крымской войне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08:24:48.573000000</meta:creation-date>
    <dc:date>2023-10-20T09:50:49.646000000</dc:date>
    <meta:editing-duration>PT1H26M1S</meta:editing-duration>
    <meta:editing-cycles>1</meta:editing-cycles>
    <meta:document-statistic meta:table-count="0" meta:image-count="0" meta:object-count="0" meta:page-count="1" meta:paragraph-count="19" meta:word-count="136" meta:character-count="1077" meta:non-whitespace-character-count="951"/>
    <meta:generator>LibreOffice/7.5.2.2$Windows_X86_64 LibreOffice_project/53bb9681a964705cf672590721dbc85eb4d0c3a2</meta:generator>
  </office:meta>
</office:document-meta>
</file>